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losa + vecindad 2</text:p>
          </table:table-cell>
          <table:table-cell table:number-columns-repeated="9"/>
          <table:table-cell office:value-type="string" calcext:value-type="string">
            <text:p>exacto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fos final k30</text:p>
          </table:table-cell>
          <table:table-cell table:number-columns-repeated="2"/>
          <table:table-cell office:value-type="string" calcext:value-type="string">
            <text:p>grafos final k60</text:p>
          </table:table-cell>
          <table:table-cell table:number-columns-repeated="2"/>
          <table:table-cell office:value-type="string" calcext:value-type="string">
            <text:p>finalEXACTOK3</text:p>
          </table:table-cell>
          <table:table-cell table:number-columns-repeated="3"/>
          <table:table-cell office:value-type="string" calcext:value-type="string">
            <text:p>finalEXACTOK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uma 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tiempo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,08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,08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,08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,08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84" calcext:value-type="float">
            <text:p>0,08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,09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9.464" calcext:value-type="float">
            <text:p>9,4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,11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7.327" calcext:value-type="float">
            <text:p>27,3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,113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5.714" calcext:value-type="float">
            <text:p>35,7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7.247" calcext:value-type="float">
            <text:p>47,2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57.395" calcext:value-type="float">
            <text:p>257,3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37.446" calcext:value-type="float">
            <text:p>137,44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,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082" calcext:value-type="float">
            <text:p>0,08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529.36" calcext:value-type="float">
            <text:p>2529,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,104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899.07" calcext:value-type="float">
            <text:p>1899,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,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2637.5" calcext:value-type="float">
            <text:p>12637,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,0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0.177" calcext:value-type="float">
            <text:p>0,177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6469" calcext:value-type="float">
            <text:p>164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2546.9" calcext:value-type="float">
            <text:p>22546,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86798" calcext:value-type="float">
            <text:p>1867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0.121" calcext:value-type="float">
            <text:p>0,12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15859" calcext:value-type="float">
            <text:p>2158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,0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0.085" calcext:value-type="float">
            <text:p>0,085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3402900" calcext:value-type="float">
            <text:p>34029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,15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0.093" calcext:value-type="float">
            <text:p>0,093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544830" calcext:value-type="float">
            <text:p>15448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,138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,0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float" office:value="0.104" calcext:value-type="float">
            <text:p>0,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0.061" calcext:value-type="float">
            <text:p>0,0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,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0.119" calcext:value-type="float">
            <text:p>0,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,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0.384" calcext:value-type="float">
            <text:p>0,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,167</text:p>
          </table:table-cell>
          <table:table-cell/>
          <table:table-cell office:value-type="float" office:value="2166" calcext:value-type="float">
            <text:p>2166</text:p>
          </table:table-cell>
          <table:table-cell office:value-type="float" office:value="0.312" calcext:value-type="float">
            <text:p>0,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,1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,207</text:p>
          </table:table-cell>
          <table:table-cell/>
          <table:table-cell office:value-type="float" office:value="2297" calcext:value-type="float">
            <text:p>2297</text:p>
          </table:table-cell>
          <table:table-cell office:value-type="float" office:value="0.146" calcext:value-type="float">
            <text:p>0,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float" office:value="2587" calcext:value-type="float">
            <text:p>2587</text:p>
          </table:table-cell>
          <table:table-cell office:value-type="float" office:value="0.232" calcext:value-type="float">
            <text:p>0,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/>
          <table:table-cell office:value-type="float" office:value="2856" calcext:value-type="float">
            <text:p>2856</text:p>
          </table:table-cell>
          <table:table-cell office:value-type="float" office:value="0.167" calcext:value-type="float">
            <text:p>0,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,199</text:p>
          </table:table-cell>
          <table:table-cell/>
          <table:table-cell office:value-type="float" office:value="2926" calcext:value-type="float">
            <text:p>2926</text:p>
          </table:table-cell>
          <table:table-cell office:value-type="float" office:value="0.267" calcext:value-type="float">
            <text:p>0,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,0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,191</text:p>
          </table:table-cell>
          <table:table-cell/>
          <table:table-cell office:value-type="float" office:value="2877" calcext:value-type="float">
            <text:p>2877</text:p>
          </table:table-cell>
          <table:table-cell office:value-type="float" office:value="0.445" calcext:value-type="float">
            <text:p>0,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,248</text:p>
          </table:table-cell>
          <table:table-cell/>
          <table:table-cell office:value-type="float" office:value="3069" calcext:value-type="float">
            <text:p>3069</text:p>
          </table:table-cell>
          <table:table-cell office:value-type="float" office:value="0.677" calcext:value-type="float">
            <text:p>0,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,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,209</text:p>
          </table:table-cell>
          <table:table-cell/>
          <table:table-cell office:value-type="float" office:value="3753" calcext:value-type="float">
            <text:p>3753</text:p>
          </table:table-cell>
          <table:table-cell office:value-type="float" office:value="0.522" calcext:value-type="float">
            <text:p>0,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float" office:value="3814" calcext:value-type="float">
            <text:p>3814</text:p>
          </table:table-cell>
          <table:table-cell office:value-type="float" office:value="0.116" calcext:value-type="float">
            <text:p>0,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,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,191</text:p>
          </table:table-cell>
          <table:table-cell/>
          <table:table-cell office:value-type="float" office:value="3998" calcext:value-type="float">
            <text:p>3998</text:p>
          </table:table-cell>
          <table:table-cell office:value-type="float" office:value="0.461" calcext:value-type="float">
            <text:p>0,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0.307" calcext:value-type="float">
            <text:p>0,3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,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float" office:value="4099" calcext:value-type="float">
            <text:p>4099</text:p>
          </table:table-cell>
          <table:table-cell office:value-type="float" office:value="0.392" calcext:value-type="float">
            <text:p>0,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4714" calcext:value-type="float">
            <text:p>4714</text:p>
          </table:table-cell>
          <table:table-cell office:value-type="float" office:value="0.739" calcext:value-type="float">
            <text:p>0,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4923" calcext:value-type="float">
            <text:p>4923</text:p>
          </table:table-cell>
          <table:table-cell office:value-type="float" office:value="0.15" calcext:value-type="float">
            <text:p>0,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,222</text:p>
          </table:table-cell>
          <table:table-cell/>
          <table:table-cell office:value-type="float" office:value="5187" calcext:value-type="float">
            <text:p>5187</text:p>
          </table:table-cell>
          <table:table-cell office:value-type="float" office:value="0.622" calcext:value-type="float">
            <text:p>0,6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5306" calcext:value-type="float">
            <text:p>5306</text:p>
          </table:table-cell>
          <table:table-cell office:value-type="float" office:value="0.632" calcext:value-type="float">
            <text:p>0,6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,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,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,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,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,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,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,2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,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,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,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,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,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,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,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,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,1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,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,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,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,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,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,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,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,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,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,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,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,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,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,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,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,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,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1" calcext:value-type="float">
            <text:p>0,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,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,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,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4" calcext:value-type="float">
            <text:p>0,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,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,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,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,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,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,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,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,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,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,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,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,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,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,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,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,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24" calcext:value-type="float">
            <text:p>0,5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,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,2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,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,5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,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205" calcext:value-type="float">
            <text:p>1,2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,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,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,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,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,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,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,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71" calcext:value-type="float">
            <text:p>1,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,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31" calcext:value-type="float">
            <text:p>1,5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,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433" calcext:value-type="float">
            <text:p>1,4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664" calcext:value-type="float">
            <text:p>1,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351" calcext:value-type="float">
            <text:p>2,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,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1" calcext:value-type="float">
            <text:p>0,3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,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405" calcext:value-type="float">
            <text:p>2,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,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446" calcext:value-type="float">
            <text:p>1,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,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108" calcext:value-type="float">
            <text:p>1,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,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.315" calcext:value-type="float">
            <text:p>1,3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,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.497" calcext:value-type="float">
            <text:p>3,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,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46" calcext:value-type="float">
            <text:p>0,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,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.002" calcext:value-type="float">
            <text:p>3,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,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.638" calcext:value-type="float">
            <text:p>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,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396" calcext:value-type="float">
            <text:p>1,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.704" calcext:value-type="float">
            <text:p>4,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,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092" calcext:value-type="float">
            <text:p>2,0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,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,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.456" calcext:value-type="float">
            <text:p>6,4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.247" calcext:value-type="float">
            <text:p>2,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322" calcext:value-type="float">
            <text:p>4,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,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.655" calcext:value-type="float">
            <text:p>3,6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.731" calcext:value-type="float">
            <text:p>4,7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.995" calcext:value-type="float">
            <text:p>3,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4" calcext:value-type="float">
            <text:p>0,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.733" calcext:value-type="float">
            <text:p>4,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,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.886" calcext:value-type="float">
            <text:p>3,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,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5.213" calcext:value-type="float">
            <text:p>5,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3.939" calcext:value-type="float">
            <text:p>3,9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,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8.769" calcext:value-type="float">
            <text:p>8,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7.989" calcext:value-type="float">
            <text:p>7,9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8" calcext:value-type="float">
            <text:p>0,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1.194" calcext:value-type="float">
            <text:p>11,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,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3.832" calcext:value-type="float">
            <text:p>3,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,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6.346" calcext:value-type="float">
            <text:p>6,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,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2.523" calcext:value-type="float">
            <text:p>12,5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04" calcext:value-type="float">
            <text:p>0,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3.777" calcext:value-type="float">
            <text:p>3,7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1" calcext:value-type="float">
            <text:p>0,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.325" calcext:value-type="float">
            <text:p>4,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,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.948" calcext:value-type="float">
            <text:p>4,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,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7.341" calcext:value-type="float">
            <text:p>7,3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,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2.116" calcext:value-type="float">
            <text:p>12,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,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.277" calcext:value-type="float">
            <text:p>5,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2" calcext:value-type="float">
            <text:p>0,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8.997" calcext:value-type="float">
            <text:p>18,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0.632" calcext:value-type="float">
            <text:p>10,6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,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6.721" calcext:value-type="float">
            <text:p>16,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,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6.479" calcext:value-type="float">
            <text:p>6,4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6" calcext:value-type="float">
            <text:p>0,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0.835" calcext:value-type="float">
            <text:p>10,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,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8.589" calcext:value-type="float">
            <text:p>18,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6" calcext:value-type="float">
            <text:p>0,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.453" calcext:value-type="float">
            <text:p>6,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3" calcext:value-type="float">
            <text:p>0,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4.62" calcext:value-type="float">
            <text:p>14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,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8.269" calcext:value-type="float">
            <text:p>8,2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1" calcext:value-type="float">
            <text:p>0,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1.393" calcext:value-type="float">
            <text:p>11,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,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2.843" calcext:value-type="float">
            <text:p>12,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,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.817" calcext:value-type="float">
            <text:p>6,8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2.265" calcext:value-type="float">
            <text:p>12,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,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1.853" calcext:value-type="float">
            <text:p>11,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,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0.004" calcext:value-type="float">
            <text:p>10,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,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9.327" calcext:value-type="float">
            <text:p>9,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,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9.898" calcext:value-type="float">
            <text:p>9,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,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17.89" calcext:value-type="float">
            <text:p>17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,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17.32" calcext:value-type="float">
            <text:p>17,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,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2.342" calcext:value-type="float">
            <text:p>12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,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11.333" calcext:value-type="float">
            <text:p>11,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,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1.462" calcext:value-type="float">
            <text:p>11,4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,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23.22" calcext:value-type="float">
            <text:p>23,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03" calcext:value-type="float">
            <text:p>0,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6.973" calcext:value-type="float">
            <text:p>16,9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,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12.909" calcext:value-type="float">
            <text:p>12,9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,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12.884" calcext:value-type="float">
            <text:p>12,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12.82" calcext:value-type="float">
            <text:p>12,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14.449" calcext:value-type="float">
            <text:p>14,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,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8.746" calcext:value-type="float">
            <text:p>18,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07" calcext:value-type="float">
            <text:p>0,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9.745" calcext:value-type="float">
            <text:p>19,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,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15.062" calcext:value-type="float">
            <text:p>15,0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,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9.436" calcext:value-type="float">
            <text:p>9,4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,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7.206" calcext:value-type="float">
            <text:p>17,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,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22.333" calcext:value-type="float">
            <text:p>22,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6" calcext:value-type="float">
            <text:p>0,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14.566" calcext:value-type="float">
            <text:p>14,5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,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7.427" calcext:value-type="float">
            <text:p>7,4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,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20.128" calcext:value-type="float">
            <text:p>20,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9" calcext:value-type="float">
            <text:p>0,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23.904" calcext:value-type="float">
            <text:p>23,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7" calcext:value-type="float">
            <text:p>1,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6.668" calcext:value-type="float">
            <text:p>16,6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office:value-type="float" office:value="20.146" calcext:value-type="float">
            <text:p>20,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35.258" calcext:value-type="float">
            <text:p>35,2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2" calcext:value-type="float">
            <text:p>0,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8.507" calcext:value-type="float">
            <text:p>18,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3" calcext:value-type="float">
            <text:p>0,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22.195" calcext:value-type="float">
            <text:p>22,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16.672" calcext:value-type="float">
            <text:p>16,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9.394" calcext:value-type="float">
            <text:p>9,3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,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office:value-type="float" office:value="23.95" calcext:value-type="float">
            <text:p>23,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,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28.615" calcext:value-type="float">
            <text:p>28,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21.065" calcext:value-type="float">
            <text:p>21,0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office:value-type="float" office:value="24.614" calcext:value-type="float">
            <text:p>24,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,8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20.81" calcext:value-type="float">
            <text:p>20,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,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29.306" calcext:value-type="float">
            <text:p>29,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,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office:value-type="float" office:value="20.837" calcext:value-type="float">
            <text:p>20,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9" calcext:value-type="float">
            <text:p>0,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office:value-type="float" office:value="23.735" calcext:value-type="float">
            <text:p>23,7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6" calcext:value-type="float">
            <text:p>0,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7.905" calcext:value-type="float">
            <text:p>17,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8" calcext:value-type="float">
            <text:p>0,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20.223" calcext:value-type="float">
            <text:p>20,2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7" calcext:value-type="float">
            <text:p>0,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float" office:value="23.806" calcext:value-type="float">
            <text:p>23,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7" calcext:value-type="float">
            <text:p>0,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office:value-type="float" office:value="24.948" calcext:value-type="float">
            <text:p>24,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4" calcext:value-type="float">
            <text:p>0,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10.484" calcext:value-type="float">
            <text:p>10,4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5" calcext:value-type="float">
            <text:p>0,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float" office:value="47.136" calcext:value-type="float">
            <text:p>47,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9" calcext:value-type="float">
            <text:p>0,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float" office:value="28.885" calcext:value-type="float">
            <text:p>28,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,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float" office:value="16.397" calcext:value-type="float">
            <text:p>16,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24.443" calcext:value-type="float">
            <text:p>24,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7" calcext:value-type="float">
            <text:p>1,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float" office:value="16.564" calcext:value-type="float">
            <text:p>16,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8" calcext:value-type="float">
            <text:p>0,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float" office:value="26.277" calcext:value-type="float">
            <text:p>26,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4" calcext:value-type="float">
            <text:p>1,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32.73" calcext:value-type="float">
            <text:p>32,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17.778" calcext:value-type="float">
            <text:p>17,7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2" calcext:value-type="float">
            <text:p>1,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3.847" calcext:value-type="float">
            <text:p>23,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float" office:value="38.873" calcext:value-type="float">
            <text:p>38,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07" calcext:value-type="float">
            <text:p>1,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float" office:value="20.458" calcext:value-type="float">
            <text:p>20,4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office:value-type="float" office:value="33.491" calcext:value-type="float">
            <text:p>33,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7" calcext:value-type="float">
            <text:p>0,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21.859" calcext:value-type="float">
            <text:p>21,8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float" office:value="12.038" calcext:value-type="float">
            <text:p>12,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1" calcext:value-type="float">
            <text:p>0,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float" office:value="23.201" calcext:value-type="float">
            <text:p>23,2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5" calcext:value-type="float">
            <text:p>1,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float" office:value="27.407" calcext:value-type="float">
            <text:p>27,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94" calcext:value-type="float">
            <text:p>1,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17.222" calcext:value-type="float">
            <text:p>17,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7" calcext:value-type="float">
            <text:p>1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3.176" calcext:value-type="float">
            <text:p>23,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01" calcext:value-type="float">
            <text:p>1,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22.362" calcext:value-type="float">
            <text:p>22,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35.568" calcext:value-type="float">
            <text:p>35,5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office:value-type="float" office:value="24.584" calcext:value-type="float">
            <text:p>24,5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13" calcext:value-type="float">
            <text:p>2,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office:value-type="float" office:value="24.602" calcext:value-type="float">
            <text:p>24,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28" calcext:value-type="float">
            <text:p>2,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float" office:value="27.675" calcext:value-type="float">
            <text:p>27,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office:value-type="float" office:value="14.493" calcext:value-type="float">
            <text:p>14,4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42" calcext:value-type="float">
            <text:p>1,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float" office:value="21.662" calcext:value-type="float">
            <text:p>21,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82" calcext:value-type="float">
            <text:p>6,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 office:value-type="float" office:value="27.786" calcext:value-type="float">
            <text:p>27,7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office:value-type="float" office:value="19.742" calcext:value-type="float">
            <text:p>19,7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407" calcext:value-type="float">
            <text:p>4,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float" office:value="33.483" calcext:value-type="float">
            <text:p>33,4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86" calcext:value-type="float">
            <text:p>3,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float" office:value="17.573" calcext:value-type="float">
            <text:p>17,5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059" calcext:value-type="float">
            <text:p>4,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43.945" calcext:value-type="float">
            <text:p>43,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.612" calcext:value-type="float">
            <text:p>7,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32.398" calcext:value-type="float">
            <text:p>32,3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.991" calcext:value-type="float">
            <text:p>5,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office:value-type="float" office:value="39.045" calcext:value-type="float">
            <text:p>39,0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.057" calcext:value-type="float">
            <text:p>4,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41.298" calcext:value-type="float">
            <text:p>41,2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78" calcext:value-type="float">
            <text:p>2,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43.025" calcext:value-type="float">
            <text:p>43,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94" calcext:value-type="float">
            <text:p>7,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office:value-type="float" office:value="32.742" calcext:value-type="float">
            <text:p>32,7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275" calcext:value-type="float">
            <text:p>1,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float" office:value="27.612" calcext:value-type="float">
            <text:p>27,6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.725" calcext:value-type="float">
            <text:p>6,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float" office:value="37.316" calcext:value-type="float">
            <text:p>37,3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1" calcext:value-type="float">
            <text:p>6,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27" calcext:value-type="float">
            <text:p>3227</text:p>
          </table:table-cell>
          <table:table-cell office:value-type="float" office:value="45.646" calcext:value-type="float">
            <text:p>45,6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91" calcext:value-type="float">
            <text:p>5,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office:value-type="float" office:value="41.635" calcext:value-type="float">
            <text:p>41,6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.278" calcext:value-type="float">
            <text:p>9,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office:value-type="float" office:value="22.727" calcext:value-type="float">
            <text:p>22,7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.132" calcext:value-type="float">
            <text:p>3,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37.586" calcext:value-type="float">
            <text:p>37,5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.34" calcext:value-type="float">
            <text:p>18,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office:value-type="float" office:value="25.954" calcext:value-type="float">
            <text:p>25,95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.118" calcext:value-type="float">
            <text:p>8,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float" office:value="27.166" calcext:value-type="float">
            <text:p>27,16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.055" calcext:value-type="float">
            <text:p>7,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office:value-type="float" office:value="25.222" calcext:value-type="float">
            <text:p>25,22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6.01" calcext:value-type="float">
            <text:p>26,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office:value-type="float" office:value="35.981" calcext:value-type="float">
            <text:p>35,98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.954" calcext:value-type="float">
            <text:p>9,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office:value-type="float" office:value="37.097" calcext:value-type="float">
            <text:p>37,0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0.515" calcext:value-type="float">
            <text:p>20,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 office:value-type="float" office:value="48.402" calcext:value-type="float">
            <text:p>48,4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.833" calcext:value-type="float">
            <text:p>24,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office:value-type="float" office:value="27.545" calcext:value-type="float">
            <text:p>27,54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.808" calcext:value-type="float">
            <text:p>13,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office:value-type="float" office:value="24.305" calcext:value-type="float">
            <text:p>24,3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.161" calcext:value-type="float">
            <text:p>14,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office:value-type="float" office:value="60.704" calcext:value-type="float">
            <text:p>60,7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.459" calcext:value-type="float">
            <text:p>8,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float" office:value="40.789" calcext:value-type="float">
            <text:p>40,7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561" calcext:value-type="float">
            <text:p>5,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office:value-type="float" office:value="45.552" calcext:value-type="float">
            <text:p>45,55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3.411" calcext:value-type="float">
            <text:p>33,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 office:value-type="float" office:value="43.986" calcext:value-type="float">
            <text:p>43,9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.245" calcext:value-type="float">
            <text:p>32,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office:value-type="float" office:value="28.975" calcext:value-type="float">
            <text:p>28,9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.235" calcext:value-type="float">
            <text:p>23,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79" calcext:value-type="float">
            <text:p>4079</text:p>
          </table:table-cell>
          <table:table-cell office:value-type="float" office:value="32.349" calcext:value-type="float">
            <text:p>32,34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.709" calcext:value-type="float">
            <text:p>14,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office:value-type="float" office:value="48.27" calcext:value-type="float">
            <text:p>48,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.973" calcext:value-type="float">
            <text:p>19,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 office:value-type="float" office:value="31.499" calcext:value-type="float">
            <text:p>31,4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5.746" calcext:value-type="float">
            <text:p>25,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office:value-type="float" office:value="39.679" calcext:value-type="float">
            <text:p>39,6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.332" calcext:value-type="float">
            <text:p>11,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5" calcext:value-type="float">
            <text:p>4205</text:p>
          </table:table-cell>
          <table:table-cell office:value-type="float" office:value="36.044" calcext:value-type="float">
            <text:p>36,04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.469" calcext:value-type="float">
            <text:p>19,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35" calcext:value-type="float">
            <text:p>4535</text:p>
          </table:table-cell>
          <table:table-cell office:value-type="float" office:value="34.445" calcext:value-type="float">
            <text:p>34,44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.535" calcext:value-type="float">
            <text:p>20,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 office:value-type="float" office:value="57.043" calcext:value-type="float">
            <text:p>57,04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2.422" calcext:value-type="float">
            <text:p>22,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float" office:value="60.761" calcext:value-type="float">
            <text:p>60,76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7.986" calcext:value-type="float">
            <text:p>47,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2.519" calcext:value-type="float">
            <text:p>42,51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5.33" calcext:value-type="float">
            <text:p>25,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9.595" calcext:value-type="float">
            <text:p>49,59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8.28" calcext:value-type="float">
            <text:p>48,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54.014" calcext:value-type="float">
            <text:p>54,0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.212" calcext:value-type="float">
            <text:p>36,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67" calcext:value-type="float">
            <text:p>4267</text:p>
          </table:table-cell>
          <table:table-cell office:value-type="float" office:value="64.848" calcext:value-type="float">
            <text:p>64,8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7.006" calcext:value-type="float">
            <text:p>37,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10" calcext:value-type="float">
            <text:p>4910</text:p>
          </table:table-cell>
          <table:table-cell office:value-type="float" office:value="50.047" calcext:value-type="float">
            <text:p>50,0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0.228" calcext:value-type="float">
            <text:p>30,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76" calcext:value-type="float">
            <text:p>4776</text:p>
          </table:table-cell>
          <table:table-cell office:value-type="float" office:value="62.709" calcext:value-type="float">
            <text:p>62,7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4.24" calcext:value-type="float">
            <text:p>44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6" calcext:value-type="float">
            <text:p>5386</text:p>
          </table:table-cell>
          <table:table-cell office:value-type="float" office:value="35.468" calcext:value-type="float">
            <text:p>35,46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8.924" calcext:value-type="float">
            <text:p>38,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78" calcext:value-type="float">
            <text:p>4978</text:p>
          </table:table-cell>
          <table:table-cell office:value-type="float" office:value="42.021" calcext:value-type="float">
            <text:p>42,02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2.64" calcext:value-type="float">
            <text:p>12,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69" calcext:value-type="float">
            <text:p>5169</text:p>
          </table:table-cell>
          <table:table-cell office:value-type="float" office:value="38.619" calcext:value-type="float">
            <text:p>38,61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8.23" calcext:value-type="float">
            <text:p>58,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85" calcext:value-type="float">
            <text:p>4885</text:p>
          </table:table-cell>
          <table:table-cell office:value-type="float" office:value="52.81" calcext:value-type="float">
            <text:p>52,8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5.882" calcext:value-type="float">
            <text:p>35,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67" calcext:value-type="float">
            <text:p>5167</text:p>
          </table:table-cell>
          <table:table-cell office:value-type="float" office:value="38.732" calcext:value-type="float">
            <text:p>38,73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5.315" calcext:value-type="float">
            <text:p>35,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37.145" calcext:value-type="float">
            <text:p>37,14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24.424" calcext:value-type="float">
            <text:p>24,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28" calcext:value-type="float">
            <text:p>5028</text:p>
          </table:table-cell>
          <table:table-cell office:value-type="float" office:value="47.632" calcext:value-type="float">
            <text:p>47,63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2.843" calcext:value-type="float">
            <text:p>32,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office:value-type="float" office:value="52.382" calcext:value-type="float">
            <text:p>52,38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1.08" calcext:value-type="float">
            <text:p>41,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46" calcext:value-type="float">
            <text:p>5546</text:p>
          </table:table-cell>
          <table:table-cell office:value-type="float" office:value="26.093" calcext:value-type="float">
            <text:p>26,09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37.861" calcext:value-type="float">
            <text:p>37,8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office:value-type="float" office:value="73.275" calcext:value-type="float">
            <text:p>73,27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1.601" calcext:value-type="float">
            <text:p>51,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66" calcext:value-type="float">
            <text:p>5166</text:p>
          </table:table-cell>
          <table:table-cell office:value-type="float" office:value="69.701" calcext:value-type="float">
            <text:p>69,70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1.119" calcext:value-type="float">
            <text:p>81,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89" calcext:value-type="float">
            <text:p>5589</text:p>
          </table:table-cell>
          <table:table-cell office:value-type="float" office:value="44.54" calcext:value-type="float">
            <text:p>44,5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58.207" calcext:value-type="float">
            <text:p>58,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51" calcext:value-type="float">
            <text:p>5751</text:p>
          </table:table-cell>
          <table:table-cell office:value-type="float" office:value="39.761" calcext:value-type="float">
            <text:p>39,76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8.134" calcext:value-type="float">
            <text:p>78,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53" calcext:value-type="float">
            <text:p>5853</text:p>
          </table:table-cell>
          <table:table-cell office:value-type="float" office:value="41.654" calcext:value-type="float">
            <text:p>41,65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3.106" calcext:value-type="float">
            <text:p>33,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01" calcext:value-type="float">
            <text:p>5301</text:p>
          </table:table-cell>
          <table:table-cell office:value-type="float" office:value="69.271" calcext:value-type="float">
            <text:p>69,27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94.467" calcext:value-type="float">
            <text:p>94,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51" calcext:value-type="float">
            <text:p>6051</text:p>
          </table:table-cell>
          <table:table-cell office:value-type="float" office:value="45.1" calcext:value-type="float">
            <text:p>45,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52.152" calcext:value-type="float">
            <text:p>52,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42" calcext:value-type="float">
            <text:p>5542</text:p>
          </table:table-cell>
          <table:table-cell office:value-type="float" office:value="64.057" calcext:value-type="float">
            <text:p>64,05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68.616" calcext:value-type="float">
            <text:p>68,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52" calcext:value-type="float">
            <text:p>5952</text:p>
          </table:table-cell>
          <table:table-cell office:value-type="float" office:value="44.214" calcext:value-type="float">
            <text:p>44,21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73.83" calcext:value-type="float">
            <text:p>73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float" office:value="74.676" calcext:value-type="float">
            <text:p>74,67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94.062" calcext:value-type="float">
            <text:p>94,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43" calcext:value-type="float">
            <text:p>6243</text:p>
          </table:table-cell>
          <table:table-cell office:value-type="float" office:value="35.954" calcext:value-type="float">
            <text:p>35,954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49.559" calcext:value-type="float">
            <text:p>49,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72" calcext:value-type="float">
            <text:p>6372</text:p>
          </table:table-cell>
          <table:table-cell office:value-type="float" office:value="45.064" calcext:value-type="float">
            <text:p>45,064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53.634" calcext:value-type="float">
            <text:p>53,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72" calcext:value-type="float">
            <text:p>6572</text:p>
          </table:table-cell>
          <table:table-cell office:value-type="float" office:value="25.007" calcext:value-type="float">
            <text:p>25,00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63.095" calcext:value-type="float">
            <text:p>63,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office:value-type="float" office:value="63.294" calcext:value-type="float">
            <text:p>63,294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4.557" calcext:value-type="float">
            <text:p>54,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20.976" calcext:value-type="float">
            <text:p>20,97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61.964" calcext:value-type="float">
            <text:p>61,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91" calcext:value-type="float">
            <text:p>6591</text:p>
          </table:table-cell>
          <table:table-cell office:value-type="float" office:value="36.479" calcext:value-type="float">
            <text:p>36,47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8.479" calcext:value-type="float">
            <text:p>78,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98" calcext:value-type="float">
            <text:p>6498</text:p>
          </table:table-cell>
          <table:table-cell office:value-type="float" office:value="38.976" calcext:value-type="float">
            <text:p>38,97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73.043" calcext:value-type="float">
            <text:p>73,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74" calcext:value-type="float">
            <text:p>6574</text:p>
          </table:table-cell>
          <table:table-cell office:value-type="float" office:value="50.595" calcext:value-type="float">
            <text:p>50,59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1.779" calcext:value-type="float">
            <text:p>111,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office:value-type="float" office:value="50.783" calcext:value-type="float">
            <text:p>50,783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88.239" calcext:value-type="float">
            <text:p>88,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53.553" calcext:value-type="float">
            <text:p>53,553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77.256" calcext:value-type="float">
            <text:p>77,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95" calcext:value-type="float">
            <text:p>7095</text:p>
          </table:table-cell>
          <table:table-cell office:value-type="float" office:value="41.884" calcext:value-type="float">
            <text:p>41,88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77.301" calcext:value-type="float">
            <text:p>77,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53" calcext:value-type="float">
            <text:p>6453</text:p>
          </table:table-cell>
          <table:table-cell office:value-type="float" office:value="38.424" calcext:value-type="float">
            <text:p>38,424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5.666" calcext:value-type="float">
            <text:p>45,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office:value-type="float" office:value="37.218" calcext:value-type="float">
            <text:p>37,21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83.34" calcext:value-type="float">
            <text:p>83,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20" calcext:value-type="float">
            <text:p>6720</text:p>
          </table:table-cell>
          <table:table-cell office:value-type="float" office:value="55.165" calcext:value-type="float">
            <text:p>55,16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78.566" calcext:value-type="float">
            <text:p>78,5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3:08:42.481589676</meta:creation-date>
    <dc:date>2014-11-21T07:26:05.442854516</dc:date>
    <meta:editing-duration>PT4H2M11S</meta:editing-duration>
    <meta:editing-cycles>4</meta:editing-cycles>
    <meta:generator>LibreOffice/4.2.7.2$Linux_X86_64 LibreOffice_project/420m0$Build-2</meta:generator>
    <meta:print-date>2014-11-21T07:25:02.331441854</meta:print-date>
    <meta:document-statistic meta:table-count="1" meta:cell-count="1372" meta:object-count="0"/>
  </office:meta>
</office:document-meta>
</file>